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741cm" fo:orphans="2" fo:widows="2"/>
      <style:text-properties fo:font-variant="normal" fo:text-transform="none" fo:color="#000000" style:font-name="Arial" fo:font-size="12pt" fo:letter-spacing="normal" fo:font-style="normal" fo:font-weight="bold"/>
    </style:style>
    <style:style style:name="P2" style:family="paragraph" style:parent-style-name="Text_20_body">
      <style:paragraph-properties style:line-height-at-least="0.741cm" fo:orphans="2" fo:widows="2"/>
    </style:style>
    <style:style style:name="P3" style:family="paragraph" style:parent-style-name="Text_20_body">
      <style:paragraph-properties fo:margin-left="0cm" fo:margin-right="0cm" style:line-height-at-least="0.741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/>
    </style:style>
    <style:style style:name="P4" style:family="paragraph" style:parent-style-name="Text_20_body">
      <style:paragraph-properties fo:margin-left="1cm" fo:margin-right="1cm" style:line-height-at-least="0.741cm" fo:orphans="2" fo:widows="2" fo:text-indent="0cm" style:auto-text-indent="false" fo:background-color="#eaeadf" fo:padding="0cm" fo:border="none">
        <style:background-image/>
      </style:paragraph-properties>
      <style:text-properties fo:font-variant="normal" fo:text-transform="none" fo:color="#444444" style:font-name="Arial" fo:font-size="12pt" fo:letter-spacing="normal" fo:font-style="normal" fo:font-weight="normal"/>
    </style:style>
    <style:style style:name="P5" style:family="paragraph" style:parent-style-name="Text_20_body">
      <style:paragraph-properties fo:margin-left="1cm" fo:margin-right="1cm" style:line-height-at-least="0.741cm" fo:orphans="2" fo:widows="2" fo:text-indent="0cm" style:auto-text-indent="false" fo:background-color="#eaeadf" fo:padding="0cm" fo:border="none">
        <style:background-image/>
      </style:paragraph-properties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44444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3f7e86" style:text-line-through-style="none" style:font-name="Arial" fo:font-size="12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335577" style:text-line-through-style="none" style:font-name="Arial" fo:font-size="12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2. Huffman Coding</text:p>
      <text:p text:style-name="P2"><text:span text:style-name="Strong_20_Emphasis"><text:span text:style-name="T1">Goal:</text:span></text:span><text:span text:style-name="T1"> Implement Huffman coding scheme. Given the data source, you have to design the Huffman table and implement Huffman encoder/decoder.</text:span></text:p>
      <text:p text:style-name="P1">Requirements:</text:p>
      <text:p text:style-name="P5"><text:span text:style-name="T2">Main instructions (</text:span><text:a xlink:type="simple" xlink:href="http://Homeworks/homework2/hw2.pdf"><text:span text:style-name="T3">PDF</text:span></text:a><text:span text:style-name="T2">)</text:span></text:p>
      <text:p text:style-name="P5"><text:span text:style-name="T2">Download: </text:span><text:a xlink:type="simple" xlink:href="http://Homeworks/homework2/test1.raw"><text:span text:style-name="T3">Test image1</text:span></text:a><text:span text:style-name="T2"> and </text:span><text:a xlink:type="simple" xlink:href="http://Homeworks/homework2/test2.raw"><text:span text:style-name="T4">Test image2</text:span></text:a><text:span text:style-name="T2"> (Header information has been eliminated.) You can also use .bmp version (</text:span><text:a xlink:type="simple" xlink:href="http://Homeworks/homework2/test1.bmp"><text:span text:style-name="T4">test1.bmp</text:span></text:a><text:span text:style-name="T2"> and </text:span><text:a xlink:type="simple" xlink:href="http://Homeworks/homework2/test2.bmp"><text:span text:style-name="T4">test2.bmp</text:span></text:a><text:span text:style-name="T2">) if you like BMP format.</text:span></text:p>
      <text:p text:style-name="P4">Submission: Upload your homework to the eCourse system before the midnight of May 2. It's a firm deadline. No extension will be allow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 PL UMing TW" svg:font-family="'AR PL UMing TW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Bitstream Vera Sans1" style:font-size-asian="10.5pt" style:language-asian="zh" style:country-asian="TW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ne </meta:initial-creator>
    <meta:creation-date>2010-04-09T15:18:37</meta:creation-date>
    <meta:document-statistic meta:table-count="0" meta:image-count="0" meta:object-count="0" meta:page-count="1" meta:paragraph-count="6" meta:word-count="77" meta:character-count="494"/>
    <dc:date>2010-04-09T15:18:49</dc:date>
    <dc:creator>charlene </dc:creator>
    <meta:editing-duration>PT00H00M14S</meta:editing-duration>
    <meta:editing-cycles>1</meta:editing-cycles>
    <meta:generator>OpenOffice.org/3.1$Linux OpenOffice.org_project/310m19$Build-9420</meta:generator>
  </office:meta>
</office:document-meta>
</file>